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AE simplifié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Calcul de la surface en IAE en ha (SET)</text:p>
          </table:table-cell>
          <table:covered-table-cell table:number-columns-repeated="2" table:style-name="ce4"/>
          <table:covered-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Infrastructures agroécologiques (IAE)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Nb sur l’exploitation</text:p>
          </table:table-cell>
          <table:table-cell table:style-name="ce2" office:value-type="string" calcext:value-type="string">
            <text:p>Valeur en SET</text:p>
          </table:table-cell>
          <table:table-cell table:style-name="ce2"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ies</text:p>
          </table:table-cell>
          <table:table-cell table:style-name="ce2" office:value-type="string" calcext:value-type="string">
            <text:p>m linéaire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X 0,0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Agroforesterie et alignement d’arbres</text:p>
          </table:table-cell>
          <table:table-cell table:style-name="ce2" office:value-type="string" calcext:value-type="string">
            <text:p>m linéaire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X 0,00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Arbres isolés</text:p>
          </table:table-cell>
          <table:table-cell table:style-name="ce2" office:value-type="string" calcext:value-type="string">
            <text:p>arbre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X 0,0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Lisières de bois, bosquets, arbres en groupe</text:p>
          </table:table-cell>
          <table:table-cell table:style-name="ce2" office:value-type="string" calcext:value-type="string">
            <text:p>m de lisièr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X 0,0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Murets de pierres sèches (pas de crépis), terrasses à murets, clapas, petit bâti rural traditionnel</text:p>
          </table:table-cell>
          <table:table-cell table:style-name="ce2" office:value-type="string" calcext:value-type="string">
            <text:p>m de murets ou périmètre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X 0,005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2" office:value-type="string" calcext:value-type="string">
            <text:p>« Autres milieux », toutes surfaces ne recevant ni intrant (fertilisants et traitements), ni labour depuis au moins 5 ans (ex : talus, ruptures de pentes…)</text:p>
          </table:table-cell>
          <table:table-cell table:style-name="ce2" office:value-type="string" calcext:value-type="string">
            <text:p>m</text:p>
            <text:p>h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 0,001</text:p>
            <text:p>X 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urface en infrastructure agro-écologique :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En % de la SAU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0:13.647490156</meta:creation-date>
    <dc:date>2022-03-21T17:40:24.113553627</dc:date>
    <meta:editing-duration>PT11S</meta:editing-duration>
    <meta:editing-cycles>1</meta:editing-cycles>
    <meta:document-statistic meta:table-count="1" meta:cell-count="32" meta:object-count="0"/>
    <meta:generator>LibreOffice/7.3.1.3$Linux_X86_64 LibreOffice_project/30$Build-3</meta:generator>
  </office:meta>
</office:document-meta>
</file>